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12pt" style:font-size-asian="18pt" style:font-size-complex="18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7.46cm" svg:height="1.018cm" svg:x="6.61cm" svg:y="1.55cm">
            <text:p text:style-name="P1">&lt;State name&gt;[&lt;state type&gt;]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7.46cm" svg:height="1.648cm" svg:x="6.61cm" svg:y="5.622cm">
            <text:p text:style-name="P1">&lt;State transition name&gt; </text:p>
            <text:p text:style-name="P1">or &lt;State transition description&gt;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6.535cm" svg:height="1.018cm" svg:x="7.535cm" svg:y="2.568cm">
            <text:p text:style-name="P1">&lt;State input name&gt;[&lt;Type&gt;]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6.535cm" svg:height="1.018cm" svg:x="7.535cm" svg:y="3.586cm">
            <text:p text:style-name="P2">...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6.535cm" svg:height="1.018cm" svg:x="7.535cm" svg:y="4.604cm">
            <text:p text:style-name="P1">&lt;State input name&gt;[&lt;Type&gt;]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925cm" svg:height="3.054cm" svg:x="6.61cm" svg:y="2.568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Yuri Borisov</meta:initial-creator>
    <meta:creation-date>2010-12-10T19:06:39</meta:creation-date>
    <dc:date>2010-12-10T19:18:06</dc:date>
    <dc:creator>Yuri Borisov</dc:creator>
    <meta:editing-duration>PT00H11M28S</meta:editing-duration>
    <meta:editing-cycles>1</meta:editing-cycles>
    <meta:document-statistic meta:object-count="7"/>
    <meta:generator>OpenOffice.org/3.2$Linux OpenOffice.org_project/320m12$Build-9483</meta:generator>
  </office:meta>
</office:document-meta>
</file>